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left="0.0833in" fo:margin-right="0.050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margin-left="2.7708in">
        <style:tab-stops/>
      </style:paragraph-properties>
    </style:style>
    <style:style style:name="P5"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6"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7"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8" style:parent-style-name="Normal" style:family="paragraph">
      <style:paragraph-properties fo:text-align="center" fo:margin-right="0.0625in"/>
      <style:text-properties fo:font-weight="bold" style:font-weight-asian="bold" fo:font-size="14pt" style:font-size-asian="14pt" style:font-size-complex="14pt"/>
    </style:style>
    <style:style style:name="P9" style:parent-style-name="Normal" style:family="paragraph">
      <style:paragraph-properties fo:text-align="center" fo:margin-right="0.0625in"/>
    </style:style>
    <style:style style:name="T10" style:parent-style-name="Tipodeletrapredefinidodoparágrafo" style:family="text">
      <style:text-properties fo:font-weight="bold" style:font-weight-asian="bold" fo:font-size="14pt" style:font-size-asian="14pt" style:font-size-complex="14pt"/>
    </style:style>
    <style:style style:name="P11" style:parent-style-name="Normal" style:family="paragraph">
      <style:paragraph-properties fo:margin-top="0.018in" fo:margin-left="1.0666in">
        <style:tab-stops/>
      </style:paragraph-properties>
    </style:style>
    <style:style style:name="T12" style:parent-style-name="Tipodeletrapredefinidodoparágrafo" style:family="text">
      <style:text-properties fo:language="pt" fo:country="PT" style:language-asian="pt" style:country-asian="PT"/>
    </style:style>
    <style:style style:name="P13" style:parent-style-name="Normal" style:family="paragraph">
      <style:paragraph-properties fo:margin-top="0.009in" fo:line-height="0.1666in"/>
      <style:text-properties fo:font-size="12pt" style:font-size-asian="12pt" style:font-size-complex="12pt"/>
    </style:style>
    <style:style style:name="P14" style:parent-style-name="Normal" style:family="paragraph">
      <style:paragraph-properties fo:text-align="center"/>
      <style:text-properties fo:font-weight="bold" style:font-weight-asian="bold" fo:font-size="14pt" style:font-size-asian="14pt"/>
    </style:style>
    <style:style style:name="P15" style:parent-style-name="Normal" style:family="paragraph">
      <style:paragraph-properties fo:text-align="center"/>
      <style:text-properties fo:font-weight="bold" style:font-weight-asian="bold" fo:font-size="14pt" style:font-size-asian="14pt"/>
    </style:style>
    <style:style style:name="P16" style:parent-style-name="NormalWeb" style:family="paragraph">
      <style:paragraph-properties fo:text-align="center"/>
      <style:text-properties fo:language="en" fo:country="US"/>
    </style:style>
    <style:style style:name="P17" style:parent-style-name="NormalWeb" style:family="paragraph">
      <style:paragraph-properties fo:text-align="center"/>
    </style:style>
    <style:style style:name="T18"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T19" style:parent-style-name="Tipodeletrapredefinidodoparágrafo" style:family="text">
      <style:text-properties fo:language="en" fo:country="US"/>
    </style:style>
    <style:style style:name="T20"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P21" style:parent-style-name="NormalWeb" style:family="paragraph">
      <style:paragraph-properties fo:margin-bottom="0in" fo:line-height="100%"/>
      <style:text-properties fo:language="en" fo:country="US"/>
    </style:style>
    <style:style style:name="P22" style:parent-style-name="TableContents" style:family="paragraph">
      <style:paragraph-properties fo:margin-top="0.1666in"/>
    </style:style>
    <style:style style:name="T23" style:parent-style-name="Tipodeletrapredefinidodoparágrafo" style:family="text">
      <style:text-properties fo:language="pl" fo:country="PL"/>
    </style:style>
    <style:style style:name="T24" style:parent-style-name="Tipodeletrapredefinidodoparágrafo" style:family="text">
      <style:text-properties style:font-name="Calibri" style:font-name-asian="Times New Roman" style:font-name-complex="Calibri" fo:color="#000000" style:letter-kerning="false" fo:font-size="11pt" style:font-size-asian="11pt" style:font-size-complex="10pt" fo:language="en" fo:country="US" style:language-asian="pt" style:country-asian="PT" style:language-complex="ar" style:country-complex="SA"/>
    </style:style>
    <style:style style:name="TableColumn26" style:family="table-column">
      <style:table-column-properties style:column-width="2.9493in" style:use-optimal-column-width="false"/>
    </style:style>
    <style:style style:name="TableColumn27" style:family="table-column">
      <style:table-column-properties style:column-width="2.9493in" style:use-optimal-column-width="false"/>
    </style:style>
    <style:style style:name="Table25" style:family="table">
      <style:table-properties style:width="5.8986in" style:rel-width="100%" fo:margin-left="0in" table:align="left"/>
    </style:style>
    <style:style style:name="TableRow28" style:family="table-row">
      <style:table-row-properties style:use-optimal-row-height="false"/>
    </style:style>
    <style:style style:name="TableCell29" style:family="table-cell">
      <style:table-cell-properties fo:border="0.0069in solid #000000" fo:background-color="#323E4F" style:writing-mode="lr-tb" fo:padding-top="0in" fo:padding-left="0.075in" fo:padding-bottom="0in" fo:padding-right="0.075in"/>
    </style:style>
    <style:style style:name="P30"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31" style:family="table-row">
      <style:table-row-properties style:use-optimal-row-height="false"/>
    </style:style>
    <style:style style:name="TableCell32" style:family="table-cell">
      <style:table-cell-properties fo:border="0.0069in solid #000000" fo:background-color="#323E4F" style:writing-mode="lr-tb" fo:padding-top="0in" fo:padding-left="0.075in" fo:padding-bottom="0in" fo:padding-right="0.075in"/>
    </style:style>
    <style:style style:name="P33" style:parent-style-name="Normal" style:family="paragraph">
      <style:paragraph-properties fo:text-align="center"/>
      <style:text-properties style:font-name="Calibri" style:font-name-complex="Calibri" fo:font-weight="bold" style:font-weight-asian="bold" fo:color="#FFFFFF" fo:font-size="11pt" style:font-size-asian="11pt" style:language-asian="pt" style:country-asian="PT"/>
    </style:style>
    <style:style style:name="TableCell34" style:family="table-cell">
      <style:table-cell-properties fo:border="0.0069in solid #000000" fo:background-color="#323E4F" style:writing-mode="lr-tb" fo:padding-top="0in" fo:padding-left="0.075in" fo:padding-bottom="0in" fo:padding-right="0.075in"/>
    </style:style>
    <style:style style:name="P35"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style:style>
    <style:style style:name="TableColumn40" style:family="table-column">
      <style:table-column-properties style:column-width="2.1013in" style:use-optimal-column-width="false"/>
    </style:style>
    <style:style style:name="TableColumn41" style:family="table-column">
      <style:table-column-properties style:column-width="0.7333in" style:use-optimal-column-width="false"/>
    </style:style>
    <style:style style:name="Table39" style:family="table">
      <style:table-properties style:width="2.8347in" fo:margin-left="0in" table:align="center"/>
    </style:style>
    <style:style style:name="TableRow42" style:family="table-row">
      <style:table-row-properties style:use-optimal-row-height="false"/>
    </style:style>
    <style:style style:name="TableCell43" style:family="table-cell">
      <style:table-cell-properties fo:border="none" style:writing-mode="lr-tb" fo:padding-top="0in" fo:padding-left="0.075in" fo:padding-bottom="0in" fo:padding-right="0.075in"/>
    </style:style>
    <style:style style:name="T44" style:parent-style-name="Tipodeletrapredefinidodoparágrafo" style:family="text">
      <style:text-properties style:font-name="Calibri" style:font-name-complex="Calibri" fo:font-weight="bold" style:font-weight-asian="bold" fo:color="#006666" style:language-asian="pt" style:country-asian="PT"/>
    </style:style>
    <style:style style:name="T45" style:parent-style-name="Tipodeletrapredefinidodoparágrafo" style:family="text">
      <style:text-properties style:font-name="Calibri" style:font-name-complex="Calibri" fo:font-weight="bold" style:font-weight-asian="bold" fo:color="#006666"/>
    </style:style>
    <style:style style:name="T46" style:parent-style-name="Tipodeletrapredefinidodoparágrafo" style:family="text">
      <style:text-properties style:font-name="Calibri" style:font-name-complex="Calibri" fo:font-weight="bold" style:font-weight-asian="bold" fo:color="#006666" style:language-asian="pt" style:country-asian="PT"/>
    </style:style>
    <style:style style:name="TableCell47" style:family="table-cell">
      <style:table-cell-properties fo:border="none" style:writing-mode="lr-tb" fo:padding-top="0in" fo:padding-left="0.075in" fo:padding-bottom="0in" fo:padding-right="0.075in"/>
    </style:style>
    <style:style style:name="P48" style:parent-style-name="Normal" style:family="paragraph">
      <style:paragraph-properties fo:text-align="end"/>
    </style:style>
    <style:style style:name="T49" style:parent-style-name="Tipodeletrapredefinidodoparágrafo" style:family="text">
      <style:text-properties style:font-name="Calibri" style:font-name-complex="Calibri" fo:color="#000000" style:language-asian="pt" style:country-asian="PT"/>
    </style:style>
    <style:style style:name="T50" style:parent-style-name="Tipodeletrapredefinidodoparágrafo" style:family="text">
      <style:text-properties style:font-name="Calibri" style:font-name-complex="Calibri"/>
    </style:style>
    <style:style style:name="T51" style:parent-style-name="Tipodeletrapredefinidodoparágrafo" style:family="text">
      <style:text-properties style:font-name="Calibri" style:font-name-complex="Calibri" fo:color="#000000" style:language-asian="pt" style:country-asian="PT"/>
    </style:style>
    <style:style style:name="TableRow52" style:family="table-row">
      <style:table-row-properties style:use-optimal-row-height="false"/>
    </style:style>
    <style:style style:name="TableCell53" style:family="table-cell">
      <style:table-cell-properties fo:border="none" style:writing-mode="lr-tb" fo:padding-top="0in" fo:padding-left="0.075in" fo:padding-bottom="0in" fo:padding-right="0.075in"/>
    </style:style>
    <style:style style:name="T54" style:parent-style-name="Tipodeletrapredefinidodoparágrafo" style:family="text">
      <style:text-properties style:font-name="Calibri" style:font-name-complex="Calibri" fo:font-weight="bold" style:font-weight-asian="bold" fo:color="#006666" style:language-asian="pt" style:country-asian="PT"/>
    </style:style>
    <style:style style:name="T55" style:parent-style-name="Tipodeletrapredefinidodoparágrafo" style:family="text">
      <style:text-properties style:font-name="Calibri" style:font-name-complex="Calibri" fo:font-weight="bold" style:font-weight-asian="bold" fo:color="#006666"/>
    </style:style>
    <style:style style:name="T56" style:parent-style-name="Tipodeletrapredefinidodoparágrafo" style:family="text">
      <style:text-properties style:font-name="Calibri" style:font-name-complex="Calibri" fo:font-weight="bold" style:font-weight-asian="bold" fo:color="#006666" style:language-asian="pt" style:country-asian="PT"/>
    </style:style>
    <style:style style:name="TableCell57" style:family="table-cell">
      <style:table-cell-properties fo:border="none" style:writing-mode="lr-tb" fo:padding-top="0in" fo:padding-left="0.075in" fo:padding-bottom="0in" fo:padding-right="0.075in"/>
    </style:style>
    <style:style style:name="P58" style:parent-style-name="Normal" style:family="paragraph">
      <style:paragraph-properties fo:text-align="end"/>
    </style:style>
    <style:style style:name="T59" style:parent-style-name="Tipodeletrapredefinidodoparágrafo" style:family="text">
      <style:text-properties style:font-name="Calibri" style:font-name-complex="Calibri" fo:color="#000000" style:language-asian="pt" style:country-asian="PT"/>
    </style:style>
    <style:style style:name="T60" style:parent-style-name="Tipodeletrapredefinidodoparágrafo" style:family="text">
      <style:text-properties style:font-name="Calibri" style:font-name-complex="Calibri"/>
    </style:style>
    <style:style style:name="T61" style:parent-style-name="Tipodeletrapredefinidodoparágrafo" style:family="text">
      <style:text-properties style:font-name="Calibri" style:font-name-complex="Calibri" fo:color="#000000" style:language-asian="pt" style:country-asian="PT"/>
    </style:style>
    <style:style style:name="P62" style:parent-style-name="Normal" style:family="paragraph">
      <style:paragraph-properties fo:text-align="center"/>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style:style>
    <style:style style:name="TableColumn66" style:family="table-column">
      <style:table-column-properties style:column-width="2.1013in" style:use-optimal-column-width="false"/>
    </style:style>
    <style:style style:name="TableColumn67" style:family="table-column">
      <style:table-column-properties style:column-width="0.7333in" style:use-optimal-column-width="false"/>
    </style:style>
    <style:style style:name="Table65" style:family="table">
      <style:table-properties style:width="2.8347in" fo:margin-left="0in" table:align="center"/>
    </style:style>
    <style:style style:name="TableRow68" style:family="table-row">
      <style:table-row-properties style:use-optimal-row-height="false"/>
    </style:style>
    <style:style style:name="TableCell69" style:family="table-cell">
      <style:table-cell-properties fo:border="none" style:writing-mode="lr-tb" fo:padding-top="0in" fo:padding-left="0.075in" fo:padding-bottom="0in" fo:padding-right="0.075in"/>
    </style:style>
    <style:style style:name="T70" style:parent-style-name="Tipodeletrapredefinidodoparágrafo" style:family="text">
      <style:text-properties style:font-name="Calibri" style:font-name-complex="Calibri" fo:font-weight="bold" style:font-weight-asian="bold" fo:color="#006666" style:language-asian="pt" style:country-asian="PT"/>
    </style:style>
    <style:style style:name="T71" style:parent-style-name="Tipodeletrapredefinidodoparágrafo" style:family="text">
      <style:text-properties style:font-name="Calibri" style:font-name-complex="Calibri" fo:font-weight="bold" style:font-weight-asian="bold" fo:color="#006666"/>
    </style:style>
    <style:style style:name="T72" style:parent-style-name="Tipodeletrapredefinidodoparágrafo" style:family="text">
      <style:text-properties style:font-name="Calibri" style:font-name-complex="Calibri" fo:font-weight="bold" style:font-weight-asian="bold" fo:color="#006666" style:language-asian="pt" style:country-asian="PT"/>
    </style:style>
    <style:style style:name="TableCell73" style:family="table-cell">
      <style:table-cell-properties fo:border="none" style:writing-mode="lr-tb" fo:padding-top="0in" fo:padding-left="0.075in" fo:padding-bottom="0in" fo:padding-right="0.075in"/>
    </style:style>
    <style:style style:name="P74" style:parent-style-name="Normal" style:family="paragraph">
      <style:paragraph-properties fo:text-align="end"/>
    </style:style>
    <style:style style:name="T75" style:parent-style-name="Tipodeletrapredefinidodoparágrafo" style:family="text">
      <style:text-properties style:font-name="Calibri" style:font-name-complex="Calibri" fo:color="#000000" style:language-asian="pt" style:country-asian="PT"/>
    </style:style>
    <style:style style:name="T76" style:parent-style-name="Tipodeletrapredefinidodoparágrafo" style:family="text">
      <style:text-properties style:font-name="Calibri" style:font-name-complex="Calibri"/>
    </style:style>
    <style:style style:name="T77" style:parent-style-name="Tipodeletrapredefinidodoparágrafo" style:family="text">
      <style:text-properties style:font-name="Calibri" style:font-name-complex="Calibri" fo:color="#000000" style:language-asian="pt" style:country-asian="PT"/>
    </style:style>
    <style:style style:name="TableRow78" style:family="table-row">
      <style:table-row-properties style:use-optimal-row-height="false"/>
    </style:style>
    <style:style style:name="TableCell79" style:family="table-cell">
      <style:table-cell-properties fo:border="none" style:writing-mode="lr-tb" fo:padding-top="0in" fo:padding-left="0.075in" fo:padding-bottom="0in" fo:padding-right="0.075in"/>
    </style:style>
    <style:style style:name="T80" style:parent-style-name="Tipodeletrapredefinidodoparágrafo" style:family="text">
      <style:text-properties style:font-name="Calibri" style:font-name-complex="Calibri" fo:font-weight="bold" style:font-weight-asian="bold" fo:color="#006666" style:language-asian="pt" style:country-asian="PT"/>
    </style:style>
    <style:style style:name="T81" style:parent-style-name="Tipodeletrapredefinidodoparágrafo" style:family="text">
      <style:text-properties style:font-name="Calibri" style:font-name-complex="Calibri" fo:font-weight="bold" style:font-weight-asian="bold" fo:color="#006666"/>
    </style:style>
    <style:style style:name="T82" style:parent-style-name="Tipodeletrapredefinidodoparágrafo" style:family="text">
      <style:text-properties style:font-name="Calibri" style:font-name-complex="Calibri" fo:font-weight="bold" style:font-weight-asian="bold" fo:color="#006666" style:language-asian="pt" style:country-asian="PT"/>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fo:text-align="end"/>
    </style:style>
    <style:style style:name="T85" style:parent-style-name="Tipodeletrapredefinidodoparágrafo" style:family="text">
      <style:text-properties style:font-name="Calibri" style:font-name-complex="Calibri" fo:color="#000000" style:language-asian="pt" style:country-asian="PT"/>
    </style:style>
    <style:style style:name="T86" style:parent-style-name="Tipodeletrapredefinidodoparágrafo" style:family="text">
      <style:text-properties style:font-name="Calibri" style:font-name-complex="Calibri"/>
    </style:style>
    <style:style style:name="T87" style:parent-style-name="Tipodeletrapredefinidodoparágrafo" style:family="text">
      <style:text-properties style:font-name="Calibri" style:font-name-complex="Calibri" fo:color="#000000" style:language-asian="pt" style:country-asian="PT"/>
    </style:style>
    <style:style style:name="P88" style:parent-style-name="Normal" style:family="paragraph">
      <style:paragraph-properties fo:text-align="center"/>
    </style:style>
    <style:style style:name="P89" style:parent-style-name="Normal" style:family="paragraph">
      <style:paragraph-properties fo:text-align="center"/>
    </style:style>
    <style:style style:name="TableRow90" style:family="table-row">
      <style:table-row-properties style:use-optimal-row-height="false"/>
    </style:style>
    <style:style style:name="TableCell91" style:family="table-cell">
      <style:table-cell-properties fo:border="0.0069in solid #000000" fo:background-color="#323E4F" style:writing-mode="lr-tb" fo:padding-top="0in" fo:padding-left="0.075in" fo:padding-bottom="0in" fo:padding-right="0.075in"/>
    </style:style>
    <style:style style:name="P92" style:parent-style-name="Normal" style:family="paragraph">
      <style:paragraph-properties fo:text-align="center"/>
      <style:text-properties style:font-name="Calibri" style:font-name-complex="Calibri" fo:font-weight="bold" style:font-weight-asian="bold" fo:color="#FFFFFF" fo:font-size="11pt" style:font-size-asian="11pt" style:language-asian="pt" style:country-asian="PT"/>
    </style:style>
    <style:style style:name="TableCell93" style:family="table-cell">
      <style:table-cell-properties fo:border="0.0069in solid #000000" fo:background-color="#323E4F" style:writing-mode="lr-tb" fo:padding-top="0in" fo:padding-left="0.075in" fo:padding-bottom="0in" fo:padding-right="0.075in"/>
    </style:style>
    <style:style style:name="P94" style:parent-style-name="Normal" style:family="paragraph">
      <style:paragraph-properties fo:text-align="center"/>
      <style:text-properties style:font-name="Calibri" style:font-name-complex="Calibri" fo:font-weight="bold" style:font-weight-asian="bold" style:font-weight-complex="bold" fo:color="#FFFFFF" fo:font-size="11pt" style:font-size-asian="11pt" style:language-asian="pt" style:country-asian="P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style:style>
    <style:style style:name="TableColumn99" style:family="table-column">
      <style:table-column-properties style:column-width="2.1013in" style:use-optimal-column-width="false"/>
    </style:style>
    <style:style style:name="TableColumn100" style:family="table-column">
      <style:table-column-properties style:column-width="0.7333in" style:use-optimal-column-width="false"/>
    </style:style>
    <style:style style:name="Table98" style:family="table">
      <style:table-properties style:width="2.8347in" fo:margin-left="0in" table:align="center"/>
    </style:style>
    <style:style style:name="TableRow101" style:family="table-row">
      <style:table-row-properties style:use-optimal-row-height="false"/>
    </style:style>
    <style:style style:name="TableCell102" style:family="table-cell">
      <style:table-cell-properties fo:border="none" style:writing-mode="lr-tb" fo:padding-top="0in" fo:padding-left="0.075in" fo:padding-bottom="0in" fo:padding-right="0.075in"/>
    </style:style>
    <style:style style:name="T103" style:parent-style-name="Tipodeletrapredefinidodoparágrafo" style:family="text">
      <style:text-properties style:font-name="Calibri" style:font-name-complex="Calibri" fo:font-weight="bold" style:font-weight-asian="bold" fo:color="#006666" style:language-asian="pt" style:country-asian="PT"/>
    </style:style>
    <style:style style:name="T104" style:parent-style-name="Tipodeletrapredefinidodoparágrafo" style:family="text">
      <style:text-properties style:font-name="Calibri" style:font-name-complex="Calibri" fo:font-weight="bold" style:font-weight-asian="bold" fo:color="#006666"/>
    </style:style>
    <style:style style:name="T105" style:parent-style-name="Tipodeletrapredefinidodoparágrafo" style:family="text">
      <style:text-properties style:font-name="Calibri" style:font-name-complex="Calibri" fo:font-weight="bold" style:font-weight-asian="bold" fo:color="#006666" style:language-asian="pt" style:country-asian="PT"/>
    </style:style>
    <style:style style:name="TableCell106" style:family="table-cell">
      <style:table-cell-properties fo:border="none" style:writing-mode="lr-tb" fo:padding-top="0in" fo:padding-left="0.075in" fo:padding-bottom="0in" fo:padding-right="0.075in"/>
    </style:style>
    <style:style style:name="P107" style:parent-style-name="Normal" style:family="paragraph">
      <style:paragraph-properties fo:text-align="end"/>
    </style:style>
    <style:style style:name="T108" style:parent-style-name="Tipodeletrapredefinidodoparágrafo" style:family="text">
      <style:text-properties style:font-name="Calibri" style:font-name-complex="Calibri" fo:color="#000000" style:language-asian="pt" style:country-asian="PT"/>
    </style:style>
    <style:style style:name="T109" style:parent-style-name="Tipodeletrapredefinidodoparágrafo" style:family="text">
      <style:text-properties style:font-name="Calibri" style:font-name-complex="Calibri"/>
    </style:style>
    <style:style style:name="T110" style:parent-style-name="Tipodeletrapredefinidodoparágrafo" style:family="text">
      <style:text-properties style:font-name="Calibri" style:font-name-complex="Calibri" fo:color="#000000" style:language-asian="pt" style:country-asian="PT"/>
    </style:style>
    <style:style style:name="TableRow111" style:family="table-row">
      <style:table-row-properties style:use-optimal-row-height="false"/>
    </style:style>
    <style:style style:name="TableCell112" style:family="table-cell">
      <style:table-cell-properties fo:border="none" style:writing-mode="lr-tb" fo:padding-top="0in" fo:padding-left="0.075in" fo:padding-bottom="0in" fo:padding-right="0.075in"/>
    </style:style>
    <style:style style:name="T113" style:parent-style-name="Tipodeletrapredefinidodoparágrafo" style:family="text">
      <style:text-properties style:font-name="Calibri" style:font-name-complex="Calibri" fo:font-weight="bold" style:font-weight-asian="bold" fo:color="#006666" style:language-asian="pt" style:country-asian="PT"/>
    </style:style>
    <style:style style:name="T114" style:parent-style-name="Tipodeletrapredefinidodoparágrafo" style:family="text">
      <style:text-properties style:font-name="Calibri" style:font-name-complex="Calibri" fo:font-weight="bold" style:font-weight-asian="bold" fo:color="#006666"/>
    </style:style>
    <style:style style:name="T115" style:parent-style-name="Tipodeletrapredefinidodoparágrafo" style:family="text">
      <style:text-properties style:font-name="Calibri" style:font-name-complex="Calibri" fo:font-weight="bold" style:font-weight-asian="bold" fo:color="#006666" style:language-asian="pt" style:country-asian="PT"/>
    </style:style>
    <style:style style:name="TableCell116" style:family="table-cell">
      <style:table-cell-properties fo:border="none" style:writing-mode="lr-tb" fo:padding-top="0in" fo:padding-left="0.075in" fo:padding-bottom="0in" fo:padding-right="0.075in"/>
    </style:style>
    <style:style style:name="P117" style:parent-style-name="Normal" style:family="paragraph">
      <style:paragraph-properties fo:text-align="end"/>
    </style:style>
    <style:style style:name="T118" style:parent-style-name="Tipodeletrapredefinidodoparágrafo" style:family="text">
      <style:text-properties style:font-name="Calibri" style:font-name-complex="Calibri" fo:color="#000000" style:language-asian="pt" style:country-asian="PT"/>
    </style:style>
    <style:style style:name="T119" style:parent-style-name="Tipodeletrapredefinidodoparágrafo" style:family="text">
      <style:text-properties style:font-name="Calibri" style:font-name-complex="Calibri"/>
    </style:style>
    <style:style style:name="T120" style:parent-style-name="Tipodeletrapredefinidodoparágrafo" style:family="text">
      <style:text-properties style:font-name="Calibri" style:font-name-complex="Calibri" fo:color="#000000" style:language-asian="pt" style:country-asian="PT"/>
    </style:style>
    <style:style style:name="P121" style:parent-style-name="Normal" style:family="paragraph">
      <style:paragraph-properties fo:text-align="center"/>
    </style:style>
    <style:style style:name="P122" style:parent-style-name="Normal" style:family="paragraph">
      <style:paragraph-properties fo:text-align="center"/>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style:style>
    <style:style style:name="TableColumn126" style:family="table-column">
      <style:table-column-properties style:column-width="2.1013in" style:use-optimal-column-width="false"/>
    </style:style>
    <style:style style:name="TableColumn127" style:family="table-column">
      <style:table-column-properties style:column-width="0.7333in" style:use-optimal-column-width="false"/>
    </style:style>
    <style:style style:name="Table125" style:family="table">
      <style:table-properties style:width="2.8347in" fo:margin-left="0in" table:align="center"/>
    </style:style>
    <style:style style:name="TableRow128" style:family="table-row">
      <style:table-row-properties style:use-optimal-row-height="false"/>
    </style:style>
    <style:style style:name="TableCell129" style:family="table-cell">
      <style:table-cell-properties fo:border="none" style:writing-mode="lr-tb" fo:padding-top="0in" fo:padding-left="0.075in" fo:padding-bottom="0in" fo:padding-right="0.075in"/>
    </style:style>
    <style:style style:name="T130" style:parent-style-name="Tipodeletrapredefinidodoparágrafo" style:family="text">
      <style:text-properties style:font-name="Calibri" style:font-name-complex="Calibri" fo:font-weight="bold" style:font-weight-asian="bold" fo:color="#006666" style:language-asian="pt" style:country-asian="PT"/>
    </style:style>
    <style:style style:name="T131" style:parent-style-name="Tipodeletrapredefinidodoparágrafo" style:family="text">
      <style:text-properties style:font-name="Calibri" style:font-name-complex="Calibri" fo:font-weight="bold" style:font-weight-asian="bold" fo:color="#006666"/>
    </style:style>
    <style:style style:name="T13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33" style:family="table-cell">
      <style:table-cell-properties fo:border="none" style:writing-mode="lr-tb" fo:padding-top="0in" fo:padding-left="0.075in" fo:padding-bottom="0in" fo:padding-right="0.075in"/>
    </style:style>
    <style:style style:name="P134" style:parent-style-name="Normal" style:family="paragraph">
      <style:paragraph-properties fo:text-align="end"/>
    </style:style>
    <style:style style:name="T135" style:parent-style-name="Tipodeletrapredefinidodoparágrafo" style:family="text">
      <style:text-properties style:font-name="Calibri" style:font-name-complex="Calibri" fo:color="#000000" style:language-asian="pt" style:country-asian="PT"/>
    </style:style>
    <style:style style:name="T136" style:parent-style-name="Tipodeletrapredefinidodoparágrafo" style:family="text">
      <style:text-properties style:font-name="Calibri" style:font-name-complex="Calibri"/>
    </style:style>
    <style:style style:name="T137" style:parent-style-name="Tipodeletrapredefinidodoparágrafo" style:family="text">
      <style:text-properties style:font-name="Calibri" style:font-name-complex="Calibri" fo:color="#000000" style:language-asian="pt" style:country-asian="PT"/>
    </style:style>
    <style:style style:name="TableRow138" style:family="table-row">
      <style:table-row-properties style:use-optimal-row-height="false"/>
    </style:style>
    <style:style style:name="TableCell139" style:family="table-cell">
      <style:table-cell-properties fo:border="none" style:writing-mode="lr-tb" fo:padding-top="0in" fo:padding-left="0.075in" fo:padding-bottom="0in" fo:padding-right="0.075in"/>
    </style:style>
    <style:style style:name="T140" style:parent-style-name="Tipodeletrapredefinidodoparágrafo" style:family="text">
      <style:text-properties style:font-name="Calibri" style:font-name-complex="Calibri" fo:font-weight="bold" style:font-weight-asian="bold" fo:color="#006666" style:language-asian="pt" style:country-asian="PT"/>
    </style:style>
    <style:style style:name="T141" style:parent-style-name="Tipodeletrapredefinidodoparágrafo" style:family="text">
      <style:text-properties style:font-name="Calibri" style:font-name-complex="Calibri" fo:font-weight="bold" style:font-weight-asian="bold" fo:color="#006666"/>
    </style:style>
    <style:style style:name="T142" style:parent-style-name="Tipodeletrapredefinidodoparágrafo" style:family="text">
      <style:text-properties style:font-name="Calibri" style:font-name-complex="Calibri" fo:font-weight="bold" style:font-weight-asian="bold" fo:color="#006666" style:language-asian="pt" style:country-asian="PT"/>
    </style:style>
    <style:style style:name="TableCell143" style:family="table-cell">
      <style:table-cell-properties fo:border="none" style:writing-mode="lr-tb" fo:padding-top="0in" fo:padding-left="0.075in" fo:padding-bottom="0in" fo:padding-right="0.075in"/>
    </style:style>
    <style:style style:name="P144" style:parent-style-name="Normal" style:family="paragraph">
      <style:paragraph-properties fo:text-align="end"/>
    </style:style>
    <style:style style:name="T145" style:parent-style-name="Tipodeletrapredefinidodoparágrafo" style:family="text">
      <style:text-properties style:font-name="Calibri" style:font-name-complex="Calibri" fo:color="#000000" style:language-asian="pt" style:country-asian="PT"/>
    </style:style>
    <style:style style:name="T146" style:parent-style-name="Tipodeletrapredefinidodoparágrafo" style:family="text">
      <style:text-properties style:font-name="Calibri" style:font-name-complex="Calibri"/>
    </style:style>
    <style:style style:name="T147" style:parent-style-name="Tipodeletrapredefinidodoparágrafo" style:family="text">
      <style:text-properties style:font-name="Calibri" style:font-name-complex="Calibri" fo:color="#000000" style:language-asian="pt" style:country-asian="PT"/>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P150" style:parent-style-name="TableContents" style:master-page-name="MP1" style:family="paragraph">
      <style:paragraph-properties fo:break-before="page" fo:margin-top="0.1666in"/>
      <style:text-properties style:text-underline-type="single" style:text-underline-style="solid" style:text-underline-width="auto" style:text-underline-mode="continuous" fo:language="pl" fo:country="PL"/>
    </style:style>
    <style:style style:name="P153" style:parent-style-name="TableContents" style:family="paragraph">
      <style:paragraph-properties fo:margin-top="0.1666in"/>
      <style:text-properties fo:language="pl" fo:country="PL"/>
    </style:style>
    <style:style style:name="TableColumn155" style:family="table-column">
      <style:table-column-properties style:column-width="2.0729in"/>
    </style:style>
    <style:style style:name="TableColumn156" style:family="table-column">
      <style:table-column-properties style:column-width="1.8708in"/>
    </style:style>
    <style:style style:name="TableColumn157" style:family="table-column">
      <style:table-column-properties style:column-width="2.2993in"/>
    </style:style>
    <style:style style:name="TableColumn158" style:family="table-column">
      <style:table-column-properties style:column-width="1.7965in"/>
    </style:style>
    <style:style style:name="TableColumn159" style:family="table-column">
      <style:table-column-properties style:column-width="1.6784in"/>
    </style:style>
    <style:style style:name="Table154" style:family="table">
      <style:table-properties style:width="9.718in" style:rel-width="100%" fo:margin-left="0in" table:align="left"/>
    </style:style>
    <style:style style:name="TableRow160" style:family="table-row">
      <style:table-row-properties/>
    </style:style>
    <style:style style:name="TableCell161" style:family="table-cell">
      <style:table-cell-properties fo:border="0.0069in solid #000000" fo:background-color="#323E4F" style:writing-mode="lr-tb" fo:padding-top="0in" fo:padding-left="0.075in" fo:padding-bottom="0in" fo:padding-right="0.075in"/>
    </style:style>
    <style:style style:name="P162" style:parent-style-name="Normal" style:family="paragraph">
      <style:paragraph-properties fo:text-align="center"/>
      <style:text-properties style:font-name="Calibri" style:font-name-complex="Calibri" fo:font-weight="bold" style:font-weight-asian="bold" fo:color="#FFFFFF" style:language-asian="pt" style:country-asian="PT"/>
    </style:style>
    <style:style style:name="TableCell163" style:family="table-cell">
      <style:table-cell-properties fo:border="0.0069in solid #000000" fo:background-color="#323E4F" style:writing-mode="lr-tb" fo:padding-top="0in" fo:padding-left="0.075in" fo:padding-bottom="0in" fo:padding-right="0.075in"/>
    </style:style>
    <style:style style:name="P164"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165" style:family="table-cell">
      <style:table-cell-properties fo:border="0.0069in solid #000000" fo:background-color="#323E4F" style:writing-mode="lr-tb" fo:padding-top="0in" fo:padding-left="0.075in" fo:padding-bottom="0in" fo:padding-right="0.075in"/>
    </style:style>
    <style:style style:name="P166"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167" style:family="table-cell">
      <style:table-cell-properties fo:border="0.0069in solid #000000" fo:background-color="#323E4F" style:writing-mode="lr-tb" fo:padding-top="0in" fo:padding-left="0.0069in" fo:padding-bottom="0in" fo:padding-right="0.0069in"/>
    </style:style>
    <style:style style:name="P168"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Cell169" style:family="table-cell">
      <style:table-cell-properties fo:border="0.0069in solid #000000" fo:background-color="#323E4F" style:writing-mode="lr-tb" fo:padding-top="0in" fo:padding-left="0.0069in" fo:padding-bottom="0in" fo:padding-right="0.0069in"/>
    </style:style>
    <style:style style:name="P170" style:parent-style-name="Normal" style:family="paragraph">
      <style:paragraph-properties fo:text-align="center"/>
      <style:text-properties style:font-name="Calibri" style:font-name-complex="Calibri" fo:font-weight="bold" style:font-weight-asian="bold" style:font-weight-complex="bold" fo:color="#FFFFFF" style:language-asian="pt" style:country-asian="P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T173" style:parent-style-name="Tipodeletrapredefinidodoparágrafo" style:family="text">
      <style:text-properties style:font-name="Calibri" style:font-name-complex="Calibri" fo:color="#000000" style:language-asian="pt" style:country-asian="PT"/>
    </style:style>
    <style:style style:name="T174" style:parent-style-name="Tipodeletrapredefinidodoparágrafo" style:family="text">
      <style:text-properties style:font-name="Calibri" style:font-name-complex="Calibri"/>
    </style:style>
    <style:style style:name="T175" style:parent-style-name="Tipodeletrapredefinidodoparágrafo" style:family="text">
      <style:text-properties style:font-name="Calibri" style:font-name-complex="Calibri" fo:color="#000000" style:language-asian="pt" style:country-asian="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style:style>
    <style:style style:name="T178" style:parent-style-name="Tipodeletrapredefinidodoparágrafo" style:family="text">
      <style:text-properties style:font-name="Calibri" style:font-name-complex="Calibri" fo:color="#000000" style:language-asian="pt" style:country-asian="PT"/>
    </style:style>
    <style:style style:name="T179" style:parent-style-name="Tipodeletrapredefinidodoparágrafo" style:family="text">
      <style:text-properties style:font-name="Calibri" style:font-name-complex="Calibri"/>
    </style:style>
    <style:style style:name="T180" style:parent-style-name="Tipodeletrapredefinidodoparágrafo" style:family="text">
      <style:text-properties style:font-name="Calibri" style:font-name-complex="Calibri" fo:color="#000000" style:language-asian="pt" style:country-asian="PT"/>
    </style:style>
    <style:style style:name="TableCell181" style:family="table-cell">
      <style:table-cell-properties fo:border="0.0069in solid #000000" style:writing-mode="lr-tb" fo:padding-top="0in" fo:padding-left="0.075in" fo:padding-bottom="0in" fo:padding-right="0.075in"/>
    </style:style>
    <style:style style:name="T182" style:parent-style-name="Tipodeletrapredefinidodoparágrafo" style:family="text">
      <style:text-properties style:font-name="Calibri" style:font-name-complex="Calibri" fo:color="#000000" style:language-asian="pt" style:country-asian="PT"/>
    </style:style>
    <style:style style:name="T183" style:parent-style-name="Tipodeletrapredefinidodoparágrafo" style:family="text">
      <style:text-properties style:font-name="Calibri" style:font-name-complex="Calibri"/>
    </style:style>
    <style:style style:name="T184" style:parent-style-name="Tipodeletrapredefinidodoparágrafo" style:family="text">
      <style:text-properties style:font-name="Calibri" style:font-name-complex="Calibri" fo:color="#000000" style:language-asian="pt" style:country-asian="PT"/>
    </style:style>
    <style:style style:name="T185" style:parent-style-name="Tipodeletrapredefinidodoparágrafo" style:family="text">
      <style:text-properties style:font-name="Calibri" style:font-name-complex="Calibri"/>
    </style:style>
    <style:style style:name="T186" style:parent-style-name="Tipodeletrapredefinidodoparágrafo" style:family="text">
      <style:text-properties style:font-name="Calibri" style:font-name-complex="Calibri" fo:color="#000000" style:language-asian="pt" style:country-asian="PT"/>
    </style:style>
    <style:style style:name="T187" style:parent-style-name="Tipodeletrapredefinidodoparágrafo" style:family="text">
      <style:text-properties style:font-name="Calibri" style:font-name-complex="Calibri"/>
    </style:style>
    <style:style style:name="T188" style:parent-style-name="Tipodeletrapredefinidodoparágrafo" style:family="text">
      <style:text-properties style:font-name="Calibri" style:font-name-complex="Calibri" fo:color="#000000" style:language-asian="pt" style:country-asian="PT"/>
    </style:style>
    <style:style style:name="T189" style:parent-style-name="Tipodeletrapredefinidodoparágrafo" style:family="text">
      <style:text-properties style:font-name="Calibri" style:font-name-complex="Calibri"/>
    </style:style>
    <style:style style:name="TableCell190" style:family="table-cell">
      <style:table-cell-properties fo:border="0.0069in solid #000000" style:writing-mode="lr-tb" fo:padding-top="0in" fo:padding-left="0.0069in" fo:padding-bottom="0in" fo:padding-right="0.0069in"/>
    </style:style>
    <style:style style:name="T191" style:parent-style-name="Tipodeletrapredefinidodoparágrafo" style:family="text">
      <style:text-properties style:font-name="Calibri" style:font-name-complex="Calibri" fo:color="#000000" style:language-asian="pt" style:country-asian="PT"/>
    </style:style>
    <style:style style:name="T192" style:parent-style-name="Tipodeletrapredefinidodoparágrafo" style:family="text">
      <style:text-properties style:font-name="Calibri" style:font-name-complex="Calibri"/>
    </style:style>
    <style:style style:name="T193" style:parent-style-name="Tipodeletrapredefinidodoparágrafo" style:family="text">
      <style:text-properties style:font-name="Calibri" style:font-name-complex="Calibri" fo:color="#000000" style:language-asian="pt" style:country-asian="PT"/>
    </style:style>
    <style:style style:name="T194" style:parent-style-name="Tipodeletrapredefinidodoparágrafo" style:family="text">
      <style:text-properties style:font-name="Calibri" style:font-name-complex="Calibri" fo:color="#000000" style:language-asian="pt" style:country-asian="PT"/>
    </style:style>
    <style:style style:name="T195" style:parent-style-name="Tipodeletrapredefinidodoparágrafo" style:family="text">
      <style:text-properties style:font-name="Calibri" style:font-name-complex="Calibri" fo:color="#000000" style:language-asian="pt" style:country-asian="PT"/>
    </style:style>
    <style:style style:name="TableCell196" style:family="table-cell">
      <style:table-cell-properties fo:border="0.0069in solid #000000" style:writing-mode="lr-tb" fo:padding-top="0in" fo:padding-left="0.0069in" fo:padding-bottom="0in" fo:padding-right="0.0069in"/>
    </style:style>
    <style:style style:name="T197" style:parent-style-name="Tipodeletrapredefinidodoparágrafo" style:family="text">
      <style:text-properties style:font-name="Calibri" style:font-name-complex="Calibri" fo:color="#000000" style:language-asian="pt" style:country-asian="PT"/>
    </style:style>
    <style:style style:name="T198" style:parent-style-name="Tipodeletrapredefinidodoparágrafo" style:family="text">
      <style:text-properties style:font-name="Calibri" style:font-name-complex="Calibri"/>
    </style:style>
    <style:style style:name="T199" style:parent-style-name="Tipodeletrapredefinidodoparágrafo" style:family="text">
      <style:text-properties style:font-name="Calibri" style:font-name-complex="Calibri" fo:color="#000000" style:language-asian="pt" style:country-asian="P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T202" style:parent-style-name="Tipodeletrapredefinidodoparágrafo" style:family="text">
      <style:text-properties style:font-name="Calibri" style:font-name-complex="Calibri" fo:color="#000000" style:language-asian="pt" style:country-asian="PT"/>
    </style:style>
    <style:style style:name="T203" style:parent-style-name="Tipodeletrapredefinidodoparágrafo" style:family="text">
      <style:text-properties style:font-name="Calibri" style:font-name-complex="Calibri"/>
    </style:style>
    <style:style style:name="T204" style:parent-style-name="Tipodeletrapredefinidodoparágrafo" style:family="text">
      <style:text-properties style:font-name="Calibri" style:font-name-complex="Calibri" fo:color="#000000" style:language-asian="pt" style:country-asian="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style:style>
    <style:style style:name="T207" style:parent-style-name="Tipodeletrapredefinidodoparágrafo" style:family="text">
      <style:text-properties style:font-name="Calibri" style:font-name-complex="Calibri" fo:color="#000000" style:language-asian="pt" style:country-asian="PT"/>
    </style:style>
    <style:style style:name="T208" style:parent-style-name="Tipodeletrapredefinidodoparágrafo" style:family="text">
      <style:text-properties style:font-name="Calibri" style:font-name-complex="Calibri"/>
    </style:style>
    <style:style style:name="T209" style:parent-style-name="Tipodeletrapredefinidodoparágrafo" style:family="text">
      <style:text-properties style:font-name="Calibri" style:font-name-complex="Calibri" fo:color="#000000" style:language-asian="pt" style:country-asian="PT"/>
    </style:style>
    <style:style style:name="TableCell210" style:family="table-cell">
      <style:table-cell-properties fo:border="0.0069in solid #000000" style:writing-mode="lr-tb" fo:padding-top="0in" fo:padding-left="0.075in" fo:padding-bottom="0in" fo:padding-right="0.075in"/>
    </style:style>
    <style:style style:name="T211" style:parent-style-name="Tipodeletrapredefinidodoparágrafo" style:family="text">
      <style:text-properties style:font-name="Calibri" style:font-name-complex="Calibri" fo:color="#000000" style:language-asian="pt" style:country-asian="PT"/>
    </style:style>
    <style:style style:name="T212" style:parent-style-name="Tipodeletrapredefinidodoparágrafo" style:family="text">
      <style:text-properties style:font-name="Calibri" style:font-name-complex="Calibri"/>
    </style:style>
    <style:style style:name="T213" style:parent-style-name="Tipodeletrapredefinidodoparágrafo" style:family="text">
      <style:text-properties style:font-name="Calibri" style:font-name-complex="Calibri" fo:color="#000000" style:language-asian="pt" style:country-asian="PT"/>
    </style:style>
    <style:style style:name="T214" style:parent-style-name="Tipodeletrapredefinidodoparágrafo" style:family="text">
      <style:text-properties style:font-name="Calibri" style:font-name-complex="Calibri"/>
    </style:style>
    <style:style style:name="T215" style:parent-style-name="Tipodeletrapredefinidodoparágrafo" style:family="text">
      <style:text-properties style:font-name="Calibri" style:font-name-complex="Calibri" fo:color="#000000" style:language-asian="pt" style:country-asian="PT"/>
    </style:style>
    <style:style style:name="T216" style:parent-style-name="Tipodeletrapredefinidodoparágrafo" style:family="text">
      <style:text-properties style:font-name="Calibri" style:font-name-complex="Calibri"/>
    </style:style>
    <style:style style:name="T217" style:parent-style-name="Tipodeletrapredefinidodoparágrafo" style:family="text">
      <style:text-properties style:font-name="Calibri" style:font-name-complex="Calibri" fo:color="#000000" style:language-asian="pt" style:country-asian="PT"/>
    </style:style>
    <style:style style:name="T218" style:parent-style-name="Tipodeletrapredefinidodoparágrafo" style:family="text">
      <style:text-properties style:font-name="Calibri" style:font-name-complex="Calibri"/>
    </style:style>
    <style:style style:name="TableCell219" style:family="table-cell">
      <style:table-cell-properties fo:border="0.0069in solid #000000" style:writing-mode="lr-tb" fo:padding-top="0in" fo:padding-left="0.0069in" fo:padding-bottom="0in" fo:padding-right="0.0069in"/>
    </style:style>
    <style:style style:name="T220" style:parent-style-name="Tipodeletrapredefinidodoparágrafo" style:family="text">
      <style:text-properties style:font-name="Calibri" style:font-name-complex="Calibri" fo:color="#000000" style:language-asian="pt" style:country-asian="PT"/>
    </style:style>
    <style:style style:name="T221" style:parent-style-name="Tipodeletrapredefinidodoparágrafo" style:family="text">
      <style:text-properties style:font-name="Calibri" style:font-name-complex="Calibri"/>
    </style:style>
    <style:style style:name="T222" style:parent-style-name="Tipodeletrapredefinidodoparágrafo" style:family="text">
      <style:text-properties style:font-name="Calibri" style:font-name-complex="Calibri" fo:color="#000000" style:language-asian="pt" style:country-asian="PT"/>
    </style:style>
    <style:style style:name="T223" style:parent-style-name="Tipodeletrapredefinidodoparágrafo" style:family="text">
      <style:text-properties style:font-name="Calibri" style:font-name-complex="Calibri" fo:color="#000000" style:language-asian="pt" style:country-asian="PT"/>
    </style:style>
    <style:style style:name="T224" style:parent-style-name="Tipodeletrapredefinidodoparágrafo" style:family="text">
      <style:text-properties style:font-name="Calibri" style:font-name-complex="Calibri" fo:color="#000000" style:language-asian="pt" style:country-asian="PT"/>
    </style:style>
    <style:style style:name="TableCell225" style:family="table-cell">
      <style:table-cell-properties fo:border="0.0069in solid #000000" style:writing-mode="lr-tb" fo:padding-top="0in" fo:padding-left="0.0069in" fo:padding-bottom="0in" fo:padding-right="0.0069in"/>
    </style:style>
    <style:style style:name="T226" style:parent-style-name="Tipodeletrapredefinidodoparágrafo" style:family="text">
      <style:text-properties style:font-name="Calibri" style:font-name-complex="Calibri" fo:color="#000000" style:language-asian="pt" style:country-asian="PT"/>
    </style:style>
    <style:style style:name="T227" style:parent-style-name="Tipodeletrapredefinidodoparágrafo" style:family="text">
      <style:text-properties style:font-name="Calibri" style:font-name-complex="Calibri"/>
    </style:style>
    <style:style style:name="T228" style:parent-style-name="Tipodeletrapredefinidodoparágrafo" style:family="text">
      <style:text-properties style:font-name="Calibri" style:font-name-complex="Calibri" fo:color="#000000" style:language-asian="pt" style:country-asian="PT"/>
    </style:style>
    <style:style style:name="P229" style:parent-style-name="NormalWeb" style:family="paragraph">
      <style:paragraph-properties fo:margin-bottom="0in" fo:line-height="100%"/>
      <style:text-properties fo:font-weight="bold" style:font-weight-asian="bold" fo:font-size="14pt" style:font-size-asian="14pt" fo:language="fr" fo:country="FR"/>
    </style:style>
    <style:style style:family="graphic" style:name="a0">
      <style:graphic-properties style:wrap="parallel" style:wrap-contour="false" draw:fill="none" draw:stroke="solid" svg:stroke-width="0.00806in" svg:stroke-color="#000000" svg:stroke-opacity="100%" draw:stroke-linejoin="round" svg:stroke-linecap="butt" style:horizontal-rel="paragraph" style:vertical-rel="paragraph" style:horizontal-pos="from-left" style:vertical-pos="from-top"/>
    </style:style>
  </office:automatic-styles>
  <office:body>
    <office:text text:use-soft-page-breaks="true">
      <text:p text:style-name="P1">Document ref.<text:s/></text:p>
      <text:p text:style-name="P4"/>
      <text:p text:style-name="P5"/>
      <text:p text:style-name="P6"/>
      <text:p text:style-name="P7"/>
      <text:p text:style-name="P8">SAI</text:p>
      <text:p text:style-name="P9"><text:span text:style-name="T10">IDENTIFICATION</text:span></text:p>
      <text:p text:style-name="P11"><text:span text:style-name="T12"><draw:custom-shape svg:x="1.22917in" svg:y="0.01597in" svg:width="6.04167in" svg:height="0in" draw:z-index="251658240" draw:id="id0" draw:style-name="a0" draw:name="Grupo 23" text:anchor-type="paragraph"><svg:title/><svg:desc/><draw:enhanced-geometry draw:path-stretchpoint-y="21600" draw:type="non-primitive" svg:viewBox="0 0 5524500 21600" draw:enhanced-path="M ?f3 ?f3 L ?f4 ?f3 N" draw:text-areas="?f10 ?f15 ?f12 ?f14" draw:glue-points="?f10 ?f15 ?f12 ?f15" draw:glue-point-leaving-directions="-90, -90"><draw:equation draw:name="f0" draw:formula="top"/><draw:equation draw:name="f1" draw:formula="bottom"/><draw:equation draw:name="f2" draw:formula="?f1 - ?f0"/><draw:equation draw:name="f3" draw:formula="0"/><draw:equation draw:name="f4" draw:formula="5524500"/><draw:equation draw:name="f5" draw:formula="?f2 / 0"/><draw:equation draw:name="f6" draw:formula="?f3 - ?f3"/><draw:equation draw:name="f7" draw:formula="?f4 - ?f3"/><draw:equation draw:name="f8" draw:formula="?f7 / 5524500"/><draw:equation draw:name="f9" draw:formula="?f6 / 0"/><draw:equation draw:name="f10" draw:formula="0 / ?f8"/><draw:equation draw:name="f11" draw:formula="0 / ?f9"/><draw:equation draw:name="f12" draw:formula="5524500 / ?f8"/><draw:equation draw:name="f13" draw:formula="1 / ?f9"/><draw:equation draw:name="f14" draw:formula="?f13 * ?f5"/><draw:equation draw:name="f15" draw:formula="?f11 * ?f5"/></draw:enhanced-geometry></draw:custom-shape></text:span></text:p>
      <text:p text:style-name="P13"/>
      <text:p text:style-name="P14">Recommendations Tracking Report<text:s/></text:p>
      <text:p text:style-name="P15"/>
      <text:p text:style-name="P16"> </text:p>
      <text:p text:style-name="P17"><text:span text:style-name="T18">test2 audit</text:span><text:span text:style-name="T19"><text:s/></text:span><text:span text:style-name="T20"/></text:p>
      <text:p text:style-name="P21">test2</text:p>
      <text:p text:style-name="P22"><text:span text:style-name="T23">Number of recommendations made:<text:s/></text:span><text:span text:style-name="T24">6</text:span></text:p>
      <table:table table:style-name="Table25">
        <table:table-columns>
          <table:table-column table:style-name="TableColumn26"/>
          <table:table-column table:style-name="TableColumn27"/>
        </table:table-columns>
        <table:table-row table:style-name="TableRow28">
          <table:table-cell table:style-name="TableCell29" table:number-columns-spanned="2">
            <text:p text:style-name="P30">Ratings</text:p>
          </table:table-cell>
          <table:covered-table-cell/>
        </table:table-row>
        <table:table-row table:style-name="TableRow31">
          <table:table-cell table:style-name="TableCell32">
            <text:p text:style-name="P33">Priority</text:p>
          </table:table-cell>
          <table:table-cell table:style-name="TableCell34">
            <text:p text:style-name="P35">Risk areas identified</text:p>
          </table:table-cell>
        </table:table-row>
        <table:table-row table:style-name="TableRow36">
          <table:table-cell table:style-name="TableCell37">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Normal"><text:span text:style-name="T44">Urgent</text:span><text:span text:style-name="T45"/><text:span text:style-name="T46"/></text:p>
                </table:table-cell>
                <table:table-cell table:style-name="TableCell47">
                  <text:p text:style-name="P48"><text:span text:style-name="T49">2</text:span><text:span text:style-name="T50"/><text:span text:style-name="T51"/></text:p>
                </table:table-cell>
              </table:table-row>
              <table:table-row table:style-name="TableRow42">
                <table:table-cell table:style-name="TableCell43">
                  <text:p text:style-name="Normal"><text:span text:style-name="T44">Regular</text:span><text:span text:style-name="T45"/><text:span text:style-name="T46"/></text:p>
                </table:table-cell>
                <table:table-cell table:style-name="TableCell47">
                  <text:p text:style-name="P48"><text:span text:style-name="T49">4</text:span><text:span text:style-name="T50"/><text:span text:style-name="T51"/></text:p>
                </table:table-cell>
              </table:table-row>
            </table:table>
            <text:p text:style-name="P62"/>
            <text:p text:style-name="Normal"/>
          </table:table-cell>
          <table:table-cell table:style-name="TableCell63">
            <text:p text:style-name="P64"/>
            <table:table table:style-name="Table65">
              <table:table-columns>
                <table:table-column table:style-name="TableColumn66"/>
                <table:table-column table:style-name="TableColumn67"/>
              </table:table-columns>
              <table:table-row table:style-name="TableRow68">
                <table:table-cell table:style-name="TableCell69">
                  <text:p text:style-name="Normal"><text:span text:style-name="T70">Governance</text:span><text:span text:style-name="T71"/><text:span text:style-name="T72"/></text:p>
                </table:table-cell>
                <table:table-cell table:style-name="TableCell73">
                  <text:p text:style-name="P74"><text:span text:style-name="T75">3</text:span><text:span text:style-name="T76"/><text:span text:style-name="T77"/></text:p>
                </table:table-cell>
              </table:table-row>
              <table:table-row table:style-name="TableRow68">
                <table:table-cell table:style-name="TableCell69">
                  <text:p text:style-name="Normal"><text:span text:style-name="T70">Operational</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Reputational</text:span><text:span text:style-name="T71"/><text:span text:style-name="T72"/></text:p>
                </table:table-cell>
                <table:table-cell table:style-name="TableCell73">
                  <text:p text:style-name="P74"><text:span text:style-name="T75">1</text:span><text:span text:style-name="T76"/><text:span text:style-name="T77"/></text:p>
                </table:table-cell>
              </table:table-row>
              <table:table-row table:style-name="TableRow68">
                <table:table-cell table:style-name="TableCell69">
                  <text:p text:style-name="Normal"><text:span text:style-name="T70">Financial</text:span><text:span text:style-name="T71"/><text:span text:style-name="T72"/></text:p>
                </table:table-cell>
                <table:table-cell table:style-name="TableCell73">
                  <text:p text:style-name="P74"><text:span text:style-name="T75">1</text:span><text:span text:style-name="T76"/><text:span text:style-name="T77"/></text:p>
                </table:table-cell>
              </table:table-row>
              <table:table-row table:style-name="TableRow68">
                <table:table-cell table:style-name="TableCell69">
                  <text:p text:style-name="Normal"><text:span text:style-name="T70">Compliance</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Misappropriation of assets</text:span><text:span text:style-name="T71"/><text:span text:style-name="T72"/></text:p>
                </table:table-cell>
                <table:table-cell table:style-name="TableCell73">
                  <text:p text:style-name="P74"><text:span text:style-name="T75">0</text:span><text:span text:style-name="T76"/><text:span text:style-name="T77"/></text:p>
                </table:table-cell>
              </table:table-row>
              <table:table-row table:style-name="TableRow68">
                <table:table-cell table:style-name="TableCell69">
                  <text:p text:style-name="Normal"><text:span text:style-name="T70">Obsolescence</text:span><text:span text:style-name="T71"/><text:span text:style-name="T72"/></text:p>
                </table:table-cell>
                <table:table-cell table:style-name="TableCell73">
                  <text:p text:style-name="P74"><text:span text:style-name="T75">1</text:span><text:span text:style-name="T76"/><text:span text:style-name="T77"/></text:p>
                </table:table-cell>
              </table:table-row>
            </table:table>
            <text:p text:style-name="P88"/>
            <text:p text:style-name="P89"/>
          </table:table-cell>
        </table:table-row>
        <table:table-row table:style-name="TableRow90">
          <table:table-cell table:style-name="TableCell91">
            <text:p text:style-name="P92">Recommendations by type of entity</text:p>
          </table:table-cell>
          <table:table-cell table:style-name="TableCell93">
            <text:p text:style-name="P94">Importance of recommendations</text:p>
          </table:table-cell>
        </table:table-row>
        <table:table-row table:style-name="TableRow95">
          <table:table-cell table:style-name="TableCell96">
            <text:p text:style-name="P97"/>
            <table:table table:style-name="Table98">
              <table:table-columns>
                <table:table-column table:style-name="TableColumn99"/>
                <table:table-column table:style-name="TableColumn100"/>
              </table:table-columns>
              <table:table-row table:style-name="TableRow101">
                <table:table-cell table:style-name="TableCell102">
                  <text:p text:style-name="Normal"><text:span text:style-name="T103">State</text:span><text:span text:style-name="T104"/><text:span text:style-name="T105"/></text:p>
                </table:table-cell>
                <table:table-cell table:style-name="TableCell106">
                  <text:p text:style-name="P107"><text:span text:style-name="T108">4</text:span><text:span text:style-name="T109"/><text:span text:style-name="T110"/></text:p>
                </table:table-cell>
              </table:table-row>
              <table:table-row table:style-name="TableRow101">
                <table:table-cell table:style-name="TableCell102">
                  <text:p text:style-name="Normal"><text:span text:style-name="T103">Region</text:span><text:span text:style-name="T104"/><text:span text:style-name="T105"/></text:p>
                </table:table-cell>
                <table:table-cell table:style-name="TableCell106">
                  <text:p text:style-name="P107"><text:span text:style-name="T108">0</text:span><text:span text:style-name="T109"/><text:span text:style-name="T110"/></text:p>
                </table:table-cell>
              </table:table-row>
              <table:table-row table:style-name="TableRow101">
                <table:table-cell table:style-name="TableCell102">
                  <text:p text:style-name="Normal"><text:span text:style-name="T103">Municipality</text:span><text:span text:style-name="T104"/><text:span text:style-name="T105"/></text:p>
                </table:table-cell>
                <table:table-cell table:style-name="TableCell106">
                  <text:p text:style-name="P107"><text:span text:style-name="T108">1</text:span><text:span text:style-name="T109"/><text:span text:style-name="T110"/></text:p>
                </table:table-cell>
              </table:table-row>
              <table:table-row table:style-name="TableRow101">
                <table:table-cell table:style-name="TableCell102">
                  <text:p text:style-name="Normal"><text:span text:style-name="T103">Activity Area</text:span><text:span text:style-name="T104"/><text:span text:style-name="T105"/></text:p>
                </table:table-cell>
                <table:table-cell table:style-name="TableCell106">
                  <text:p text:style-name="P107"><text:span text:style-name="T108">0</text:span><text:span text:style-name="T109"/><text:span text:style-name="T110"/></text:p>
                </table:table-cell>
              </table:table-row>
              <table:table-row table:style-name="TableRow101">
                <table:table-cell table:style-name="TableCell102">
                  <text:p text:style-name="Normal"><text:span text:style-name="T103">Entity</text:span><text:span text:style-name="T104"/><text:span text:style-name="T105"/></text:p>
                </table:table-cell>
                <table:table-cell table:style-name="TableCell106">
                  <text:p text:style-name="P107"><text:span text:style-name="T108">1</text:span><text:span text:style-name="T109"/><text:span text:style-name="T110"/></text:p>
                </table:table-cell>
              </table:table-row>
            </table:table>
            <text:p text:style-name="P121"/>
            <text:p text:style-name="P122"/>
          </table:table-cell>
          <table:table-cell table:style-name="TableCell123">
            <text:p text:style-name="P124"/>
            <table:table table:style-name="Table125">
              <table:table-columns>
                <table:table-column table:style-name="TableColumn126"/>
                <table:table-column table:style-name="TableColumn127"/>
              </table:table-columns>
              <table:table-row table:style-name="TableRow128">
                <table:table-cell table:style-name="TableCell129">
                  <text:p text:style-name="Normal"><text:span text:style-name="T130">Strategic</text:span><text:span text:style-name="T131"/><text:span text:style-name="T132"/></text:p>
                </table:table-cell>
                <table:table-cell table:style-name="TableCell133">
                  <text:p text:style-name="P134"><text:span text:style-name="T135">4</text:span><text:span text:style-name="T136"/><text:span text:style-name="T137"/></text:p>
                </table:table-cell>
              </table:table-row>
              <table:table-row table:style-name="TableRow128">
                <table:table-cell table:style-name="TableCell129">
                  <text:p text:style-name="Normal"><text:span text:style-name="T130">Important, but not essential</text:span><text:span text:style-name="T131"/><text:span text:style-name="T132"/></text:p>
                </table:table-cell>
                <table:table-cell table:style-name="TableCell133">
                  <text:p text:style-name="P134"><text:span text:style-name="T135">2</text:span><text:span text:style-name="T136"/><text:span text:style-name="T137"/></text:p>
                </table:table-cell>
              </table:table-row>
            </table:table>
            <text:p text:style-name="P148"/>
            <text:p text:style-name="P149"/>
          </table:table-cell>
        </table:table-row>
      </table:table>
      <text:p text:style-name="P150"/>
      <text:p text:style-name="P153">Progress of recommendations</text:p>
      <table:table table:style-name="Table154">
        <table:table-columns>
          <table:table-column table:style-name="TableColumn155"/>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ext:p text:style-name="P162">Recommendation</text:p>
          </table:table-cell>
          <table:table-cell table:style-name="TableCell163">
            <text:p text:style-name="P164">Priority</text:p>
          </table:table-cell>
          <table:table-cell table:style-name="TableCell165">
            <text:p text:style-name="P166">Risk</text:p>
          </table:table-cell>
          <table:table-cell table:style-name="TableCell167">
            <text:p text:style-name="P168">Timeline</text:p>
          </table:table-cell>
          <table:table-cell table:style-name="TableCell169">
            <text:p text:style-name="P170">Current Status</text:p>
          </table:table-cell>
        </table:table-row>
        <table:table-row table:style-name="TableRow171">
          <table:table-cell table:style-name="TableCell172">
            <text:p text:style-name="Normal"><text:span text:style-name="T173">Ensure that upon receipt of this report, the Action Plan for implementing the recommendations has been prepared by the Government and the same has been reviewed by the COPF. The Assembly of Kosovo should also ensure that the plan incorporates all recommendations given and accurately set out the actions, time limits and persons responsible for implementing the recommendations and monitoring them</text:span><text:span text:style-name="T174"/><text:span text:style-name="T175"/></text:p>
          </table:table-cell>
          <table:table-cell table:style-name="TableCell176">
            <text:p text:style-name="P177"><text:span text:style-name="T178">Urgent</text:span><text:span text:style-name="T179"/><text:span text:style-name="T180"/></text:p>
          </table:table-cell>
          <table:table-cell table:style-name="TableCell181">
            <text:p text:style-name="Normal"><text:span text:style-name="T182">Governance</text:span><text:span text:style-name="T183"/><text:span text:style-name="T184"/></text:p>
            <text:p text:style-name="Normal"><text:span text:style-name="T185">(</text:span><text:span text:style-name="T186">State</text:span><text:span text:style-name="T187"/><text:span text:style-name="T188"/><text:span text:style-name="T189">)</text:span></text:p>
          </table:table-cell>
          <table:table-cell table:style-name="TableCell190">
            <text:p text:style-name="Normal"><text:span text:style-name="T191">Upon receipt of KNAO Anual Audit Report</text:span><text:span text:style-name="T192"/><text:span text:style-name="T193"/><text:span text:style-name="T194"/><text:span text:style-name="T195"/></text:p>
          </table:table-cell>
          <table:table-cell table:style-name="TableCell196">
            <text:p text:style-name="Normal"><text:span text:style-name="T197">Implemented</text:span><text:span text:style-name="T198"/><text:span text:style-name="T199"/></text:p>
          </table:table-cell>
        </table:table-row>
        <table:table-row table:style-name="TableRow171">
          <table:table-cell table:style-name="TableCell172">
            <text:p text:style-name="Normal"><text:span text:style-name="T173">The mail system should be updated to decrease downtime periods for the service</text:span><text:span text:style-name="T174"/><text:span text:style-name="T175"/></text:p>
          </table:table-cell>
          <table:table-cell table:style-name="TableCell176">
            <text:p text:style-name="P177"><text:span text:style-name="T178">Regular</text:span><text:span text:style-name="T179"/><text:span text:style-name="T180"/></text:p>
          </table:table-cell>
          <table:table-cell table:style-name="TableCell181">
            <text:p text:style-name="Normal"><text:span text:style-name="T182">Obsolescence</text:span><text:span text:style-name="T183"/><text:span text:style-name="T184"/></text:p>
            <text:p text:style-name="Normal"><text:span text:style-name="T185">(</text:span><text:span text:style-name="T186">Entity</text:span><text:span text:style-name="T187"/><text:span text:style-name="T188"/><text:span text:style-name="T189">)</text:span></text:p>
          </table:table-cell>
          <table:table-cell table:style-name="TableCell190">
            <text:p text:style-name="Normal"><text:span text:style-name="T191">march of 2020</text:span><text:span text:style-name="T192"/><text:span text:style-name="T193"/><text:span text:style-name="T194"/><text:span text:style-name="T195"/></text:p>
          </table:table-cell>
          <table:table-cell table:style-name="TableCell196">
            <text:p text:style-name="Normal"><text:span text:style-name="T197">Not started Implementation</text:span><text:span text:style-name="T198"/><text:span text:style-name="T199"/></text:p>
          </table:table-cell>
        </table:table-row>
        <table:table-row table:style-name="TableRow171">
          <table:table-cell table:style-name="TableCell172">
            <text:p text:style-name="Normal"><text:span text:style-name="T173">At least twice a year, the Assembly should review the progress made on the recommendations given, strengthen accountability measures and propose measures to eliminate all obstacles that may affect the non-implementation of recommendations.</text:span><text:span text:style-name="T174"/><text:span text:style-name="T175"/></text:p>
          </table:table-cell>
          <table:table-cell table:style-name="TableCell176">
            <text:p text:style-name="P177"><text:span text:style-name="T178">Urgent</text:span><text:span text:style-name="T179"/><text:span text:style-name="T180"/></text:p>
          </table:table-cell>
          <table:table-cell table:style-name="TableCell181">
            <text:p text:style-name="Normal"><text:span text:style-name="T182">Governance</text:span><text:span text:style-name="T183"/><text:span text:style-name="T184"/></text:p>
            <text:p text:style-name="Normal"><text:span text:style-name="T185">(</text:span><text:span text:style-name="T186">State</text:span><text:span text:style-name="T187"/><text:span text:style-name="T188"/><text:span text:style-name="T189">)</text:span></text:p>
          </table:table-cell>
          <table:table-cell table:style-name="TableCell190">
            <text:p text:style-name="Normal"><text:span text:style-name="T191">Upon receipt of the KNAO Anual Audit report,</text:span><text:span text:style-name="T192"/><text:span text:style-name="T193"/><text:span text:style-name="T194"/><text:span text:style-name="T195"/></text:p>
          </table:table-cell>
          <table:table-cell table:style-name="TableCell196">
            <text:p text:style-name="Normal"><text:span text:style-name="T197">Not started Implementation</text:span><text:span text:style-name="T198"/><text:span text:style-name="T199"/></text:p>
          </table:table-cell>
        </table:table-row>
        <table:table-row table:style-name="TableRow171">
          <table:table-cell table:style-name="TableCell172">
            <text:p text:style-name="Normal"><text:span text:style-name="T173">Review the existing legal framework for improving air quality and propose legal initiatives for the functionalising the monitoring network and air pollution prevention measures;</text:span><text:span text:style-name="T174"/><text:span text:style-name="T175"/></text:p>
          </table:table-cell>
          <table:table-cell table:style-name="TableCell176">
            <text:p text:style-name="P177"><text:span text:style-name="T178">Regular</text:span><text:span text:style-name="T179"/><text:span text:style-name="T180"/></text:p>
          </table:table-cell>
          <table:table-cell table:style-name="TableCell181">
            <text:p text:style-name="Normal"><text:span text:style-name="T182">Governance</text:span><text:span text:style-name="T183"/><text:span text:style-name="T184"/></text:p>
            <text:p text:style-name="Normal"><text:span text:style-name="T185">(</text:span><text:span text:style-name="T186">State</text:span><text:span text:style-name="T187"/><text:span text:style-name="T188"/><text:span text:style-name="T189">)</text:span></text:p>
          </table:table-cell>
          <table:table-cell table:style-name="TableCell190">
            <text:p text:style-name="Normal"><text:span text:style-name="T191">Beginning of 2019</text:span><text:span text:style-name="T192"/><text:span text:style-name="T193"/><text:span text:style-name="T194"/><text:span text:style-name="T195"/></text:p>
          </table:table-cell>
          <table:table-cell table:style-name="TableCell196">
            <text:p text:style-name="Normal"><text:span text:style-name="T197">Partially implemented</text:span><text:span text:style-name="T198"/><text:span text:style-name="T199"/></text:p>
          </table:table-cell>
        </table:table-row>
        <table:table-row table:style-name="TableRow171">
          <table:table-cell table:style-name="TableCell172">
            <text:p text:style-name="Normal"><text:span text:style-name="T173">Based on the Treasury quarterly reports, the Ministry of Finance should address all the challenges identified by line Ministries in implementing projects financed from borrowing. At any time and in all cases where it is considered necessary, the Government should be advised the appropriate measures to overcome the difficulties; </text:span><text:span text:style-name="T174"/><text:span text:style-name="T175"/></text:p>
          </table:table-cell>
          <table:table-cell table:style-name="TableCell176">
            <text:p text:style-name="P177"><text:span text:style-name="T178">Regular</text:span><text:span text:style-name="T179"/><text:span text:style-name="T180"/></text:p>
          </table:table-cell>
          <table:table-cell table:style-name="TableCell181">
            <text:p text:style-name="Normal"><text:span text:style-name="T182">Financial</text:span><text:span text:style-name="T183"/><text:span text:style-name="T184"/></text:p>
            <text:p text:style-name="Normal"><text:span text:style-name="T185">(</text:span><text:span text:style-name="T186">State</text:span><text:span text:style-name="T187"/><text:span text:style-name="T188"/><text:span text:style-name="T189">)</text:span></text:p>
          </table:table-cell>
          <table:table-cell table:style-name="TableCell190">
            <text:p text:style-name="Normal"><text:span text:style-name="T191">Fall of 2019</text:span><text:span text:style-name="T192"/><text:span text:style-name="T193"/><text:span text:style-name="T194"/><text:span text:style-name="T195"/></text:p>
          </table:table-cell>
          <table:table-cell table:style-name="TableCell196">
            <text:p text:style-name="Normal"><text:span text:style-name="T197">Partially implemented</text:span><text:span text:style-name="T198"/><text:span text:style-name="T199"/></text:p>
          </table:table-cell>
        </table:table-row>
        <table:table-row table:style-name="TableRow171">
          <table:table-cell table:style-name="TableCell172">
            <text:p text:style-name="Normal"><text:span text:style-name="T173">Mayors should regularly discuss the reports of managers responsible for the implementation of action plans, and report to the Municipal Assembly at least twice a year on progress and challenges in this area.</text:span><text:span text:style-name="T174"/><text:span text:style-name="T175"/></text:p>
          </table:table-cell>
          <table:table-cell table:style-name="TableCell176">
            <text:p text:style-name="P177"><text:span text:style-name="T178">Regular</text:span><text:span text:style-name="T179"/><text:span text:style-name="T180"/></text:p>
          </table:table-cell>
          <table:table-cell table:style-name="TableCell181">
            <text:p text:style-name="Normal"><text:span text:style-name="T182">Reputational</text:span><text:span text:style-name="T183"/><text:span text:style-name="T184"/></text:p>
            <text:p text:style-name="Normal"><text:span text:style-name="T185">(</text:span><text:span text:style-name="T186">Municipality</text:span><text:span text:style-name="T187"/><text:span text:style-name="T188"/><text:span text:style-name="T189">)</text:span></text:p>
          </table:table-cell>
          <table:table-cell table:style-name="TableCell190">
            <text:p text:style-name="Normal"><text:span text:style-name="T191">Across 2018/2019</text:span><text:span text:style-name="T192"/><text:span text:style-name="T193"/><text:span text:style-name="T194"/><text:span text:style-name="T195"/></text:p>
          </table:table-cell>
          <table:table-cell table:style-name="TableCell196">
            <text:p text:style-name="Normal"><text:span text:style-name="T197">Started Implementation</text:span><text:span text:style-name="T198"/><text:span text:style-name="T199"/></text:p>
          </table:table-cell>
        </table:table-row>
      </table:table>
      <text:p text:style-name="P2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0pt" style:font-size-asian="10pt" style:font-size-complex="10pt" fo:language="en" fo:country="US" fo:hyphenate="false"/>
    </style:style>
    <style:style style:name="Tipodeletrapredefinidodoparágrafo" style:display-name="Tipo de letra predefinido do parágrafo"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NormalWeb" style:display-name="Normal (Web)" style:family="paragraph" style:parent-style-name="Normal">
      <style:paragraph-properties fo:margin-top="0.0694in" fo:margin-bottom="0.0986in" fo:line-height="115%"/>
      <style:text-properties fo:font-size="12pt" style:font-size-asian="12pt" style:font-size-complex="12pt" fo:language="pt" fo:country="PT" style:language-asian="pt" style:country-asian="PT" fo:hyphenate="false"/>
    </style:style>
    <style:style style:name="TableContents" style:display-name="Table Contents" style:family="paragraph" style:parent-style-name="Normal">
      <style:paragraph-properties text:number-lines="false"/>
      <style:text-properties style:font-name="Liberation Serif" style:font-name-asian="SimSun" style:font-name-complex="Lucida Sans" style:letter-kerning="true" fo:font-size="12pt" style:font-size-asian="12pt" style:font-size-complex="12pt" fo:language="pt" fo:country="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Rodapé" style:family="paragraph">
      <style:paragraph-properties fo:text-align="center"/>
    </style:style>
    <style:style style:name="T3" style:parent-style-name="Tipodeletrapredefinidodoparágrafo" style:family="text">
      <style:text-properties fo:language="pt" fo:country="PT"/>
    </style:style>
    <style:page-layout style:name="PL1">
      <style:page-layout-properties fo:page-width="11.693in" fo:page-height="8.268in" style:print-orientation="landscape"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51" style:parent-style-name="Rodapé" style:family="paragraph">
      <style:paragraph-properties fo:text-align="center"/>
    </style:style>
    <style:style style:name="T152" style:parent-style-name="Tipodeletrapredefinidodoparágrafo" style:family="text">
      <style:text-properties fo:language="pt" fo:country="PT"/>
    </style:style>
  </office:automatic-styles>
  <office:master-styles>
    <style:master-page style:name="MP0" style:page-layout-name="PL0">
      <style:footer>
        <text:p text:style-name="P2"><text:span text:style-name="T3"><text:page-number text:fixed="false">1</text:page-number></text:span></text:p>
        <text:p text:style-name="Rodapé"/>
      </style:footer>
    </style:master-page>
    <style:master-page style:name="MP1" style:page-layout-name="PL1">
      <style:footer>
        <text:p text:style-name="P151"><text:span text:style-name="T152"><text:page-number text:fixed="false">1</text:page-number></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Cardoso</meta:initial-creator>
    <dc:creator>Joao Cardoso</dc:creator>
    <meta:creation-date>2019-12-18T10:35:00Z</meta:creation-date>
    <dc:date>2019-12-18T10:36:00Z</dc:date>
    <meta:template xlink:href="Normal.dotm" xlink:type="simple"/>
    <meta:editing-cycles>3</meta:editing-cycles>
    <meta:editing-duration>PT0S</meta:editing-duration>
    <meta:document-statistic meta:page-count="2" meta:paragraph-count="2" meta:word-count="200" meta:character-count="1283" meta:row-count="9" meta:non-whitespace-character-count="1085"/>
  </office:meta>
</office:document-meta>
</file>